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statu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1.889cm" style:rel-column-width="7281*"/>
    </style:style>
    <style:style style:family="table-column" style:name="Tabelle1.I">
      <style:table-column-properties style:column-width="1.891cm" style:rel-column-width="7287*"/>
    </style:style>
    <style:style style:data-style-name="N0" style:family="table-cell" style:name="Tabelle1.A1">
      <style:table-cell-properties fo:background-color="#ff33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D1">
      <style:table-cell-properties fo:background-color="#3333ff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G1">
      <style:table-cell-properties fo:background-color="#00cc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I1">
      <style:table-cell-properties fo:background-color="#00cc33" fo:border="0.002cm solid #000000" fo:padding="0.097cm">
        <style:background-image/>
      </style:table-cell-properties>
    </style:style>
    <style:style style:family="table-cell" style:name="Tabelle1.A2">
      <style:table-cell-properties fo:background-color="#ff33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D2">
      <style:table-cell-properties fo:background-color="#3333ff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G2">
      <style:table-cell-properties fo:background-color="#00cc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I2">
      <style:table-cell-properties fo:background-color="#00cc33" fo:border-bottom="0.002cm solid #000000" fo:border-left="0.002cm solid #000000" fo:border-right="0.002cm solid #000000" fo:border-top="none" fo:padding="0.097cm">
        <style:background-image/>
      </style:table-cell-properties>
    </style:style>
    <style:style style:family="paragraph" style:name="P1" style:parent-style-name="Table_20_Contents">
      <style:text-properties fo:background-color="#00cc33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number-columns-repeated="8" table:style-name="Tabelle1.A"/>
        <table:table-column table:style-name="Tabelle1.I"/>
        <table:table-row>
          <table:table-cell table:style-name="Tabelle1.A1">
            <text:p text:style-name="Table_20_Contents">70</text:p>
          </table:table-cell>
          <table:table-cell office:value="1" office:value-type="float" table:style-name="Tabelle1.A1">
            <text:p text:style-name="Table_20_Contents">1</text:p>
          </table:table-cell>
          <table:table-cell office:value="2" office:value-type="float" table:style-name="Tabelle1.A1">
            <text:p text:style-name="Table_20_Contents">2</text:p>
          </table:table-cell>
          <table:table-cell office:value="3" office:value-type="float" table:style-name="Tabelle1.D1">
            <text:p text:style-name="Table_20_Contents">3</text:p>
          </table:table-cell>
          <table:table-cell office:value="4" office:value-type="float" table:style-name="Tabelle1.D1">
            <text:p text:style-name="Table_20_Contents">4</text:p>
          </table:table-cell>
          <table:table-cell office:value="5" office:value-type="float" table:style-name="Tabelle1.D1">
            <text:p text:style-name="Table_20_Contents">5</text:p>
          </table:table-cell>
          <table:table-cell office:value="6" office:value-type="float" table:style-name="Tabelle1.G1">
            <text:p text:style-name="P1">6</text:p>
          </table:table-cell>
          <table:table-cell office:value="7" office:value-type="float" table:style-name="Tabelle1.G1">
            <text:p text:style-name="P1">7</text:p>
          </table:table-cell>
          <table:table-cell table:style-name="Tabelle1.I1">
            <text:p text:style-name="P1"/>
          </table:table-cell>
        </table:table-row>
        <table:table-row>
          <table:table-cell office:value-type="string" table:style-name="Tabelle1.A2">
            <text:p text:style-name="Table_20_Contents">a</text:p>
          </table:table-cell>
          <table:table-cell office:value-type="string" table:style-name="Tabelle1.A2">
            <text:p text:style-name="Table_20_Contents">b</text:p>
          </table:table-cell>
          <table:table-cell office:value-type="string" table:style-name="Tabelle1.A2">
            <text:p text:style-name="Table_20_Contents">c</text:p>
          </table:table-cell>
          <table:table-cell office:value-type="string" table:style-name="Tabelle1.D2">
            <text:p text:style-name="Table_20_Contents">d</text:p>
          </table:table-cell>
          <table:table-cell office:value-type="string" table:style-name="Tabelle1.D2">
            <text:p text:style-name="Table_20_Contents">e</text:p>
          </table:table-cell>
          <table:table-cell office:value-type="string" table:style-name="Tabelle1.D2">
            <text:p text:style-name="Table_20_Contents">f</text:p>
          </table:table-cell>
          <table:table-cell office:value-type="string" table:style-name="Tabelle1.G2">
            <text:p text:style-name="P1">g</text:p>
          </table:table-cell>
          <table:table-cell office:value-type="string" table:style-name="Tabelle1.G2">
            <text:p text:style-name="P1">h</text:p>
          </table:table-cell>
          <table:table-cell office:value-type="string" table:style-name="Tabelle1.I2">
            <text:p text:style-name="P1">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Svante Schubert</meta:initial-creator>
    <meta:creation-date>2013-11-04T15:25:08.09</meta:creation-date>
    <dc:date>2019-07-23T14:10:56</dc:date>
    <dc:creator>Svante Schubert</dc:creator>
    <meta:editing-duration>PT0.264S</meta:editing-duration>
    <meta:editing-cycles>5</meta:editing-cycles>
    <meta:generator>StarOffice/8$Win32 OpenOffice.org_project/680m18$Build-9161</meta:generator>
    <meta:document-statistic meta:character-count="18" meta:image-count="0" meta:object-count="0" meta:page-count="1" meta:paragraph-count="18" meta:table-count="1" meta:word-count="18"/>
  </office:meta>
</office:document-meta>
</file>